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10.513cm" table:align="left"/>
    </style:style>
    <style:style style:name="Table3.A" style:family="table-column">
      <style:table-column-properties style:column-width="10.513cm"/>
    </style:style>
    <style:style style:name="Table3.A1" style:family="table-cell">
      <style:table-cell-properties style:vertical-align="middle"/>
    </style:style>
    <style:style style:name="P1" style:family="paragraph" style:parent-style-name="Heading_20_2">
      <style:text-properties officeooo:rsid="001a6712" officeooo:paragraph-rsid="001a6712"/>
    </style:style>
    <style:style style:name="P2" style:family="paragraph" style:parent-style-name="Heading_20_2">
      <style:text-properties officeooo:rsid="001c4684" officeooo:paragraph-rsid="001c4684"/>
    </style:style>
    <style:style style:name="P3" style:family="paragraph" style:parent-style-name="Heading_20_2">
      <style:text-properties fo:color="#996600"/>
    </style:style>
    <style:style style:name="P4" style:family="paragraph" style:parent-style-name="Table_20_Contents">
      <style:text-properties officeooo:paragraph-rsid="001a6712"/>
    </style:style>
    <style:style style:name="P5" style:family="paragraph" style:parent-style-name="Table_20_Contents">
      <style:text-properties officeooo:paragraph-rsid="001c4684"/>
    </style:style>
    <style:style style:name="P6" style:family="paragraph" style:parent-style-name="Text_20_body">
      <style:text-properties officeooo:rsid="001a6712" officeooo:paragraph-rsid="001a6712"/>
    </style:style>
    <style:style style:name="P7" style:family="paragraph" style:parent-style-name="Text_20_body">
      <style:text-properties officeooo:rsid="001c4684" officeooo:paragraph-rsid="001c4684"/>
    </style:style>
    <style:style style:name="P8" style:family="paragraph" style:parent-style-name="Text_20_body">
      <style:text-properties officeooo:paragraph-rsid="001c4684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Standard">
      <style:text-properties officeooo:paragraph-rsid="001a6712"/>
    </style:style>
    <style:style style:name="P14" style:family="paragraph" style:parent-style-name="Standard">
      <style:text-properties officeooo:rsid="001a6712" officeooo:paragraph-rsid="001a6712"/>
    </style:style>
    <style:style style:name="P15" style:family="paragraph" style:parent-style-name="Standard">
      <style:text-properties officeooo:rsid="001c4684" officeooo:paragraph-rsid="001c4684"/>
    </style:style>
    <style:style style:name="T1" style:family="text">
      <style:text-properties officeooo:rsid="001a6712"/>
    </style:style>
    <style:style style:name="T2" style:family="text">
      <style:text-properties fo:color="#8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6712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color="#996600"/>
    </style:style>
    <style:style style:name="T8" style:family="text">
      <style:text-properties fo:color="#996600" fo:font-weight="bold" style:font-weight-asian="bold" style:font-weight-complex="bold"/>
    </style:style>
    <style:style style:name="T9" style:family="text">
      <style:text-properties fo:color="#996600" fo:font-weight="bold" officeooo:rsid="001a6712" style:font-weight-asian="bold" style:font-weight-complex="bold"/>
    </style:style>
    <style:style style:name="T10" style:family="text">
      <style:text-properties fo:color="#996600" officeooo:rsid="001a6712"/>
    </style:style>
    <style:style style:name="T11" style:family="text">
      <style:text-properties fo:color="#996600" fo:background-color="#ffff00" loext:char-shading-value="0"/>
    </style:style>
    <style:style style:name="T12" style:family="text">
      <style:text-properties fo:color="#996600" fo:background-color="#ffff00" loext:char-shading-value="0"/>
    </style:style>
    <style:style style:name="T13" style:family="text">
      <style:text-properties officeooo:rsid="001c4684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color="#ff3333" fo:background-color="#ffff00" loext:char-shading-value="0"/>
    </style:style>
    <style:style style:name="T17" style:family="text">
      <style:text-properties fo:color="#ff3333" fo:font-weight="bold" fo:background-color="#ffff00" loext:char-shading-value="0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 the Linux Kernel with debugfs</text:h>
      <text:p text:style-name="P15"><text:span text:style-name="T2">http://opensourceforu.com/2010/10/debugging-linux-kernel-with-debugfs/</text:span></text:p>
      <text:p text:style-name="P15"><text:span text:style-name="T2">http://blog.techveda.org/debugfs/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>Introduced</text:span> by Greg Kroah-Hartman in December 2004.</text:p>
      <text:p text:style-name="P13"/>
      <text:p text:style-name="P13"><text:span text:style-name="T1"><text:tab/>D</text:span>ebugfs is a <text:span text:style-name="T2">simple memory-based filesystem</text:span>, designed specifically to <text:span text:style-name="T2">debug Linux kernel code</text:span>, and not to be confused with the debugfs filesystem utility. </text:p>
      <text:p text:style-name="P13"><text:tab/></text:p>
      <text:p text:style-name="P13"><text:span text:style-name="T4">D</text:span><text:span text:style-name="T3">ebugfs</text:span> <text:span text:style-name="T2">helps</text:span> kernel developers <text:span text:style-name="T8">export large amounts of debug data into user-space.</text:span> </text:p>
      <text:p text:style-name="P14"/>
      <text:p text:style-name="P14">It has no rules about any information that can be put in, unlike <text:span text:style-name="Source_20_Text">/proc</text:span> and <text:span text:style-name="Source_20_Text">/sysfs</text:span>, and hence is encouraged for use in debugging. Using <text:span text:style-name="Source_20_Text">printk</text:span> can suffice when reading values — but it does not allow developers to change values of variables from user-space.</text:p>
      <text:p text:style-name="P14"/>
      <text:h text:style-name="P1" text:outline-level="2">Setting up DebugFS</text:h>
      <text:p text:style-name="P6">If you are using one of the latest distributions, chances are that debugfs is already set up on your machine. If you’re compiling the kernel from scratch, make sure you <text:span text:style-name="T17">enable debugfs in the kernel configuration</text:span>. Once you reboot to your newly compiled kernel, check if debugfs is already mounted, with the following command:</text:p>
      <text:p text:style-name="P4"><text:span text:style-name="Source_20_Text"><text:span text:style-name="T8"># mount | grep debugfs</text:span></text:span></text:p>
      <text:p text:style-name="P4"><text:span text:style-name="Source_20_Text"><text:span text:style-name="T9">none on /sys/kernel/debug type debugfs (rw)</text:span></text:span></text:p>
      <text:p text:style-name="P4"><text:span text:style-name="Source_20_Text"/></text:p>
      <text:p text:style-name="Text_20_body">If you see output as above, you have debugfs pre-mounted. If not, you can mount it (as root) with the command shown below:</text:p>
      <text:p text:style-name="P4"><text:span text:style-name="Source_20_Text"><text:span text:style-name="T8"># mount -t debugfs nodev /sys/kernel/debug</text:span></text:span></text:p>
      <text:p text:style-name="P4"><text:span text:style-name="Source_20_Text"/></text:p>
      <text:p text:style-name="Text_20_body">If you want it to be available on every reboot, append an entry in <text:span text:style-name="Source_20_Text">/etc/fstab</text:span> as follows:</text:p>
      <text:p text:style-name="P4"><text:span text:style-name="Source_20_Text"><text:span text:style-name="T8">debugfs /sys/kernel/debug debugfs defaults 0 0</text:span></text:span></text:p>
      <text:p text:style-name="P4"><text:span text:style-name="Source_20_Text"/></text:p>
      <text:p text:style-name="Text_20_body">Once mounted, you can view a lot of files and directories in <text:span text:style-name="Source_20_Text">/sys/kernel/debug</text:span>, each belonging to one or the other subsystem.</text:p>
      <text:h text:style-name="P2" text:outline-level="2">The debugfs API</text:h>
      <text:p text:style-name="P8"><text:span text:style-name="T13">To access the API, include </text:span><text:span text:style-name="Source_20_Text"><text:span text:style-name="T13">linux/debugfs.h</text:span></text:span><text:span text:style-name="T13"> in your source file. To be able to use debugfs, we start by creating a directory within </text:span><text:span text:style-name="Source_20_Text"><text:span text:style-name="T13">/sys/kernel/debug</text:span></text:span><text:span text:style-name="T13">, which is an ideal way to start. The rest of the files can be placed within this directory.</text:span></text:p>
      <text:p text:style-name="P5"><text:span text:style-name="Source_20_Text"><text:span text:style-name="T6">struct</text:span></text:span><text:span text:style-name="T15"> </text:span><text:span text:style-name="Source_20_Text"><text:span text:style-name="T6">dentry</text:span></text:span><text:span text:style-name="Source_20_Text"><text:span text:style-name="T15"> </text:span></text:span><text:span text:style-name="Source_20_Text"><text:span text:style-name="T12">*debugfs_create_dir</text:span></text:span><text:span text:style-name="Source_20_Text"><text:span text:style-name="T15">(const</text:span></text:span><text:span text:style-name="T15"> </text:span><text:span text:style-name="Source_20_Text"><text:span text:style-name="T12">char</text:span></text:span><text:span text:style-name="T12"> </text:span><text:span text:style-name="Source_20_Text"><text:span text:style-name="T12">*name</text:span></text:span><text:span text:style-name="Source_20_Text"><text:span text:style-name="T15">, struct</text:span></text:span><text:span text:style-name="T15"> </text:span><text:span text:style-name="Source_20_Text"><text:span text:style-name="T15">dentry </text:span></text:span><text:span text:style-name="Source_20_Text"><text:span text:style-name="T12">*parent</text:span></text:span><text:span text:style-name="Source_20_Text"><text:span text:style-name="T15">);</text:span></text:span></text:p>
      <text:p text:style-name="P5"><text:span text:style-name="Source_20_Text"/></text:p>
      <text:p text:style-name="P8"><text:soft-page-break/>Here,  is the name of the directory, and parent is the parent directory (if null, the directory is created in <text:span text:style-name="Source_20_Text">/sys/kernel/debug</text:span>). If debugfs is not enabled in the kernel, <text:span text:style-name="Source_20_Text">ENODEV</text:span> is returned.</text:p>
      <text:p text:style-name="Text_20_body">If you need to create a single file within debugfs, you can call the following function:</text:p>
      <text:p text:style-name="P7">Here, <text:span text:style-name="Source_20_Text"><text:span text:style-name="T3">name</text:span></text:span> is the file name to be created; </text:p>
      <text:p text:style-name="P7"><text:span text:style-name="T3">mode</text:span> stands for the permissions of the created file; </text:p>
      <text:p text:style-name="P7"><text:span text:style-name="Source_20_Text"><text:span text:style-name="T3">parent</text:span></text:span> specifies the parent directory in which the file should be created (if null, it defaults to the debugfs root, <text:span text:style-name="Source_20_Text">/sys/kernel/debug</text:span>); <text:span text:style-name="Source_20_Text">data</text:span> is the type <text:span text:style-name="Source_20_Text">inode.i_private</text:span> and <text:span text:style-name="Source_20_Text">fops</text:span> is the file operations.</text:p>
      <text:p text:style-name="Text_20_body">If you need to write to and read from a single value, you can use this to create an unsigned 8-bit value:</text:p>
      <text:section text:style-name="Sect1" text:name="highlighter_388536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struct</text:span> <text:span text:style-name="Source_20_Text">dentry *debugfs_create_u8(const</text:span> <text:span text:style-name="Source_20_Text">char</text:span> <text:span text:style-name="Source_20_Text">*name, mode_t mode, struct</text:span> <text:span text:style-name="Source_20_Text">dentry *parent, u8 *value);</text:span></text:p>
            </table:table-cell>
          </table:table-row>
        </table:table>
      </text:section>
      <text:p text:style-name="Text_20_body"/>
      <text:p text:style-name="Text_20_body">Here, <text:span text:style-name="Source_20_Text">value</text:span> is a pointer to a variable that needs to be read and written to.</text:p>
      <text:p text:style-name="Text_20_body">A few other helper functions to create files with single integer values are:</text:p>
      <text:list xml:id="list3049874291929915733" text:style-name="L1">
        <text:list-item>
          <text:p text:style-name="P11"><text:span text:style-name="Source_20_Text">struct dentry *debugfs_create_u16</text:span> </text:p>
        </text:list-item>
        <text:list-item>
          <text:p text:style-name="P11"><text:span text:style-name="Source_20_Text">struct dentry *debugfs_create_u32</text:span> </text:p>
        </text:list-item>
        <text:list-item>
          <text:p text:style-name="P9"><text:span text:style-name="Source_20_Text">struct dentry *debugfs_create_u64</text:span> </text:p>
        </text:list-item>
      </text:list>
      <text:p text:style-name="Text_20_body">(Refer to <text:span text:style-name="Source_20_Text">fs/debugfs/file.c</text:span> for more information.)</text:p>
      <text:p text:style-name="Text_20_body">Similar functions that give hex output, are:</text:p>
      <text:section text:style-name="Sect1" text:name="highlighter_840465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><text:span text:style-name="Source_20_Text">dentry *debugfs_create_x8(const</text:span> <text:span text:style-name="Source_20_Text">char</text:span> <text:span text:style-name="Source_20_Text">*name, mode_t mode, struct</text:span> <text:span text:style-name="Source_20_Text">dentry *parent, u8 *value)</text:span></text:p>
              <text:p text:style-name="Table_20_Contents"><text:span text:style-name="Source_20_Text">dentry *debugfs_create_x16</text:span></text:p>
              <text:p text:style-name="Table_20_Contents"><text:span text:style-name="Source_20_Text">dentry *debugfs_create_x32</text:span></text:p>
              <text:p text:style-name="Table_20_Contents"><text:span text:style-name="Source_20_Text">^^dentry *debugfs_create_x64</text:span></text:p>
            </table:table-cell>
          </table:table-row>
        </table:table>
      </text:section>
      <text:p text:style-name="Text_20_body"><text:span text:style-name="Strong_20_Emphasis">Note:</text:span> <text:span text:style-name="Source_20_Text">debugfs_create_x64</text:span> is the most recent edition of the API; added in May 2010 by Huang Ying, this tells us that debugfs is still in active development.</text:p>
      <text:h text:style-name="Heading_20_2" text:outline-level="2">Clean up!</text:h>
      <text:p text:style-name="Text_20_body">One important thing to remember is that all the files and directories created using the above APIs are to be cleaned up by the creator, using the following code:</text:p>
      <text:section text:style-name="Sect1" text:name="highlighter_619490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Table_20_Contents"><text:span text:style-name="Source_20_Text">void</text:span> <text:span text:style-name="Source_20_Text">debugfs_remove(struct</text:span> <text:span text:style-name="Source_20_Text">dentry *dentry)</text:span></text:p>
            </table:table-cell>
          </table:table-row>
        </table:table>
      </text:section>
      <text:p text:style-name="Text_20_body">Here, <text:span text:style-name="Source_20_Text">dentry</text:span> is a pointer to the file or directory that needs to be cleaned up.</text:p>
      <text:p text:style-name="Text_20_body">Other available DebugFS APIs are:</text:p>
      <text:list xml:id="list2595164323464934098" text:style-name="L2">
        <text:list-item>
          <text:p text:style-name="P12"><text:span text:style-name="Source_20_Text">debugfs_create_symlink</text:span> — create symbolic link in debugfs </text:p>
        </text:list-item>
        <text:list-item>
          <text:p text:style-name="P12"><text:span text:style-name="Source_20_Text">debugfs_remove_recursive</text:span> — recursive removal of a directory tree </text:p>
        </text:list-item>
        <text:list-item>
          <text:p text:style-name="P12"><text:span text:style-name="Source_20_Text">debugfs_rename</text:span> — rename a file or directory </text:p>
        </text:list-item>
        <text:list-item>
          <text:p text:style-name="P12"><text:soft-page-break/><text:span text:style-name="Source_20_Text">debugfs_initialized</text:span> — to know whether debugfs is registered </text:p>
        </text:list-item>
        <text:list-item>
          <text:p text:style-name="P12"><text:span text:style-name="Source_20_Text">debugfs_create_bool</text:span> — to read/write a boolean value </text:p>
        </text:list-item>
        <text:list-item>
          <text:p text:style-name="P10"><text:span text:style-name="Source_20_Text">debugFS_create_blob</text:span> — to read a binary large object </text:p>
        </text:list-item>
      </text:list>
      <text:p text:style-name="Text_20_body">You can refer to code for these and other functions in <text:span text:style-name="Source_20_Text">fs/debugfs/{inode.c, file.c}</text:span> in the kernel directory.</text:p>
      <text:p text:style-name="Text_20_body">On a general note, debugfs is not considered to be a stable Application Binary Interface (ABI), and hence it should only be used to collect debug information on a temporary basis. For more information in this regard, you can refer to an <text:a xlink:type="simple" xlink:href="http://lwn.net/Articles/309298/" text:style-name="Internet_20_link" text:visited-style-name="Visited_20_Internet_20_Link">LWN article</text:a>.</text:p>
      <text:h text:style-name="P3" text:outline-level="2">Code sample</text:h>
      <text:p text:style-name="Text_20_body"><text:span text:style-name="Strong_20_Emphasis">Note:</text:span> You need to be running the latest kernel to make this program work.</text:p>
      <text:p text:style-name="Text_20_body">This sample program, <text:span text:style-name="Source_20_Text">my_debugfs.c</text:span>, shows a use of debugfs.</text:p>
      <text:p text:style-name="P15"/>
      <text:p text:style-name="P15"/>
      <text:p text:style-name="P15">struct dentry *debugfs_create_file(const char *name, mode_t mode, struct dentry *parent, void *data, struct file_operations *fops);</text:p>
      <text:p text:style-name="P14"/>
      <text:p text:style-name="P14"/>
      <text:p text:style-name="P14"/>
      <text:p text:style-name="P14"><text:span text:style-name="Source_20_Text">#include &lt;linux/init.h&gt; </text:span></text:p>
      <text:p text:style-name="Standard"><text:span text:style-name="Source_20_Text">#include &lt;linux/module.h&gt; </text:span></text:p>
      <text:p text:style-name="Standard"><text:span text:style-name="Source_20_Text">#include &lt;linux/debugfs.h&gt; /* this is for DebugFS libraries */ </text:span></text:p>
      <text:p text:style-name="Standard"><text:span text:style-name="Source_20_Text">#include &lt;linux/fs.h&gt;   </text:span></text:p>
      <text:p text:style-name="Standard"><text:span text:style-name="Source_20_Text">MODULE_LICENSE("GPL"); </text:span></text:p>
      <text:p text:style-name="Standard"><text:span text:style-name="Source_20_Text">MODULE_AUTHOR("Surya Prabhakar &lt;surya_prabhakar@dell.com&gt;"); </text:span></text:p>
      <text:p text:style-name="Standard"><text:span text:style-name="Source_20_Text">MODULE_DESCRIPTION("sample code for DebugFS functionality"); </text:span></text:p>
      <text:p text:style-name="Standard"><text:span text:style-name="Source_20_Text">#define len 200 </text:span></text:p>
      <text:p text:style-name="Standard"><text:span text:style-name="Source_20_Text">u64 intvalue,hexvalue; </text:span></text:p>
      <text:p text:style-name="Standard"><text:span text:style-name="Source_20_Text">struct</text:span> <text:span text:style-name="Source_20_Text">dentry *dirret,*fileret,*u64int,*u64hex; </text:span></text:p>
      <text:p text:style-name="Standard"><text:span text:style-name="Source_20_Text">char</text:span> <text:span text:style-name="Source_20_Text">ker_buf[len]; </text:span></text:p>
      <text:p text:style-name="Standard"><text:span text:style-name="Source_20_Text">int</text:span> <text:span text:style-name="Source_20_Text">filevalue; </text:span></text:p>
      <text:p text:style-name="Standard"><text:span text:style-name="Source_20_Text">/* read file operation */</text:span></text:p>
      <text:p text:style-name="Standard"><text:span text:style-name="Source_20_Text">static</text:span> <text:span text:style-name="Source_20_Text">ssize_t myreader(struct</text:span> <text:span text:style-name="Source_20_Text">file *fp, char</text:span> <text:span text:style-name="Source_20_Text">__user *user_buffer, </text:span></text:p>
      <text:p text:style-name="Standard"><text:span text:style-name="Source_20_Text">                                size_t</text:span> <text:span text:style-name="Source_20_Text">count, loff_t *position) </text:span></text:p>
      <text:p text:style-name="Standard"><text:span text:style-name="Source_20_Text">{ </text:span></text:p>
      <text:p text:style-name="Standard"><text:span text:style-name="Source_20_Text">     return</text:span> <text:span text:style-name="Source_20_Text">simple_read_from_buffer(user_buffer, count, position, ker_buf, len);</text:span></text:p>
      <text:p text:style-name="Standard"><text:span text:style-name="Source_20_Text">} </text:span></text:p>
      <text:p text:style-name="Standard"> </text:p>
      <text:p text:style-name="Standard"><text:span text:style-name="Source_20_Text">/* write file operation */</text:span></text:p>
      <text:p text:style-name="Standard"><text:span text:style-name="Source_20_Text">static</text:span> <text:span text:style-name="Source_20_Text">ssize_t mywriter(struct</text:span> <text:span text:style-name="Source_20_Text">file *fp, const</text:span> <text:span text:style-name="Source_20_Text">char</text:span> <text:span text:style-name="Source_20_Text">__user *user_buffer, </text:span></text:p>
      <text:p text:style-name="Standard"><text:span text:style-name="Source_20_Text">                                size_t</text:span> <text:span text:style-name="Source_20_Text">count, loff_t *position) </text:span></text:p>
      <text:p text:style-name="Standard"><text:span text:style-name="Source_20_Text">{ </text:span></text:p>
      <text:p text:style-name="Standard"><text:span text:style-name="Source_20_Text">        if(count &gt; len ) </text:span></text:p>
      <text:p text:style-name="Standard"><text:span text:style-name="Source_20_Text">                return</text:span> <text:span text:style-name="Source_20_Text">-EINVAL; </text:span></text:p>
      <text:p text:style-name="Standard"><text:soft-page-break/><text:span text:style-name="Source_20_Text"> </text:span> </text:p>
      <text:p text:style-name="Standard"><text:span text:style-name="Source_20_Text">        return</text:span> <text:span text:style-name="Source_20_Text">simple_write_to_buffer(ker_buf, len, position, user_buffer, count); </text:span></text:p>
      <text:p text:style-name="Standard"><text:span text:style-name="Source_20_Text">} </text:span></text:p>
      <text:p text:style-name="Standard"> </text:p>
      <text:p text:style-name="Standard"><text:span text:style-name="Source_20_Text">static</text:span> <text:span text:style-name="Source_20_Text">const</text:span> <text:span text:style-name="Source_20_Text">struct</text:span> <text:span text:style-name="Source_20_Text">file_operations fops_debug = { </text:span></text:p>
      <text:p text:style-name="Standard"><text:span text:style-name="Source_20_Text">        .read = myreader, </text:span></text:p>
      <text:p text:style-name="Standard"><text:span text:style-name="Source_20_Text">        .write = mywriter, </text:span></text:p>
      <text:p text:style-name="Standard"><text:span text:style-name="Source_20_Text">}; </text:span></text:p>
      <text:p text:style-name="Standard"> </text:p>
      <text:p text:style-name="Standard"><text:span text:style-name="Source_20_Text">static</text:span> <text:span text:style-name="Source_20_Text">int</text:span> <text:span text:style-name="Source_20_Text">__init init_debug(void) </text:span></text:p>
      <text:p text:style-name="Standard"><text:span text:style-name="Source_20_Text">{ </text:span></text:p>
      <text:p text:style-name="Standard"><text:span text:style-name="Source_20_Text">    /* create a directory by the name dell in /sys/kernel/debugfs */</text:span></text:p>
      <text:p text:style-name="Standard"><text:span text:style-name="Source_20_Text">    dirret = debugfs_create_dir("dell", NULL); </text:span></text:p>
      <text:p text:style-name="Standard"><text:span text:style-name="Source_20_Text">     </text:span> </text:p>
      <text:p text:style-name="Standard"><text:span text:style-name="Source_20_Text">    /* create a file in the above directory </text:span></text:p>
      <text:p text:style-name="Standard"><text:span text:style-name="Source_20_Text">    This requires read and write file operations */</text:span></text:p>
      <text:p text:style-name="Standard"><text:span text:style-name="Source_20_Text">    fileret = debugfs_create_file("text", 0644, dirret, &amp;filevalue, &amp;fops_debug);</text:span></text:p>
      <text:p text:style-name="Standard"> </text:p>
      <text:p text:style-name="Standard"><text:span text:style-name="Source_20_Text">    /* create a file which takes in a int(64) value */</text:span></text:p>
      <text:p text:style-name="Standard"><text:span text:style-name="Source_20_Text">    u64int = debugfs_create_u64("number", 0644, dirret, &amp;intvalue); </text:span></text:p>
      <text:p text:style-name="Standard"><text:span text:style-name="Source_20_Text">    if</text:span> <text:span text:style-name="Source_20_Text">(!u64int) { </text:span></text:p>
      <text:p text:style-name="Standard"><text:span text:style-name="Source_20_Text">        printk("error creating int file"); </text:span></text:p>
      <text:p text:style-name="Standard"><text:span text:style-name="Source_20_Text">        return</text:span> <text:span text:style-name="Source_20_Text">(-ENODEV); </text:span></text:p>
      <text:p text:style-name="Standard"><text:span text:style-name="Source_20_Text">    } </text:span></text:p>
      <text:p text:style-name="Standard"><text:span text:style-name="Source_20_Text">    /* takes a hex decimal value */</text:span></text:p>
      <text:p text:style-name="Standard"><text:span text:style-name="Source_20_Text">    u64hex = debugfs_create_x64("hexnum", 0644, dirret, &amp;hexvalue ); </text:span></text:p>
      <text:p text:style-name="Standard"><text:span text:style-name="Source_20_Text">    if</text:span> <text:span text:style-name="Source_20_Text">(!u64hex) { </text:span></text:p>
      <text:p text:style-name="Standard"><text:span text:style-name="Source_20_Text">        printk("error creating hex file"); </text:span></text:p>
      <text:p text:style-name="Standard"><text:span text:style-name="Source_20_Text">        return</text:span> <text:span text:style-name="Source_20_Text">(-ENODEV); </text:span></text:p>
      <text:p text:style-name="Standard"><text:span text:style-name="Source_20_Text">    } </text:span></text:p>
      <text:p text:style-name="Standard"> </text:p>
      <text:p text:style-name="Standard"><text:span text:style-name="Source_20_Text">    return</text:span> <text:span text:style-name="Source_20_Text">(0); </text:span></text:p>
      <text:p text:style-name="Standard"><text:span text:style-name="Source_20_Text">} </text:span></text:p>
      <text:p text:style-name="Standard"><text:span text:style-name="Source_20_Text">module_init(init_debug); </text:span></text:p>
      <text:p text:style-name="Standard"> </text:p>
      <text:p text:style-name="Standard"><text:span text:style-name="Source_20_Text">static</text:span> <text:span text:style-name="Source_20_Text">void</text:span> <text:span text:style-name="Source_20_Text">__exit exit_debug(void) </text:span></text:p>
      <text:p text:style-name="Standard"><text:span text:style-name="Source_20_Text">{ </text:span></text:p>
      <text:p text:style-name="Standard"><text:span text:style-name="Source_20_Text">    /* removing the directory recursively which </text:span></text:p>
      <text:p text:style-name="Standard"><text:span text:style-name="Source_20_Text">    in turn cleans all the file */</text:span></text:p>
      <text:p text:style-name="Standard"><text:span text:style-name="Source_20_Text">    debugfs_remove_recursive(dirret); </text:span></text:p>
      <text:p text:style-name="Standard"><text:span text:style-name="Source_20_Text">} </text:span></text:p>
      <text:p text:style-name="Standard"><text:span text:style-name="Source_20_Text">module_exit(exit_debug);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1:27:29.145690302</meta:creation-date>
    <dc:date>2018-03-28T16:34:40.698759360</dc:date>
    <meta:editing-duration>PT1H7M44S</meta:editing-duration>
    <meta:editing-cycles>1</meta:editing-cycles>
    <meta:document-statistic meta:table-count="3" meta:image-count="0" meta:object-count="0" meta:page-count="4" meta:paragraph-count="123" meta:word-count="946" meta:character-count="6634" meta:non-whitespace-character-count="5506"/>
    <meta:generator>LibreOffice/5.1.4.2$Linux_X86_64 LibreOffice_project/10m0$Build-2</meta:generator>
  </office:meta>
</office:document-meta>
</file>